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linejoin="round" draw:opacity="100%" draw:textarea-horizontal-align="justify" draw:textarea-vertical-align="middle" draw:auto-grow-height="false" fo:min-height="3.134cm" fo:min-width="4.38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06cm" fo:min-width="4.506cm" fo:wrap-option="wrap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Стили_20_стрелок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84cm" fo:min-width="4.184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draw:stroke="solid" draw:stroke-dash="Dash" svg:stroke-color="#000000" draw:marker-end="Стили_20_стрелок_20_2" draw:marker-end-width="0.3cm" svg:stroke-linecap="butt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Стили_20_стрелок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006cm" fo:min-width="4.256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2.25cm" fo:min-width="4.7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start="Стили_20_стрелок_20_2" draw:marker-start-width="0.3cm" draw:marker-end="Стили_20_стрелок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2cm" fo:min-width="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uble_20_Dash_20__28_Rounded_29_" svg:stroke-linecap="round" draw:opacity="0%" draw:textarea-horizontal-align="justify" draw:textarea-vertical-align="middle" draw:auto-grow-height="false" fo:min-height="8cm" fo:min-width="1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08080"/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5.25cm" svg:height="3.75cm" svg:x="2.75cm" svg:y="10.25cm">
          <text:p text:style-name="P1">Модуль запуска микрокоман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5.25cm" svg:height="2.5cm" svg:x="2.75cm" svg:y="15cm">
          <text:p text:style-name="P1">Терминал приема коман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5.375cm" svg:y1="15cm" svg:x2="5.375cm" svg:y2="14cm" draw:start-shape="id1" draw:start-glue-point="0" draw:end-shape="id2" draw:end-glue-point="2" svg:d="M5375 15000v-1000" svg:viewBox="0 0 1 1001">
          <text:p/>
        </draw:connector>
        <draw:custom-shape draw:style-name="gr4" draw:text-style-name="P3" xml:id="id3" draw:id="id3" draw:layer="layout" svg:width="5cm" svg:height="3.25cm" svg:x="14.75cm" svg:y="10.5cm">
          <text:p text:style-name="P1">Модуль журналирова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s" svg:x1="8cm" svg:y1="12.125cm" svg:x2="14.75cm" svg:y2="12.125cm" draw:start-shape="id2" draw:start-glue-point="1" draw:end-shape="id3" draw:end-glue-point="3" svg:d="M8000 12125h502 5747 501" svg:viewBox="0 0 6751 1">
          <text:p/>
        </draw:connector>
        <draw:connector draw:style-name="gr6" draw:text-style-name="P4" draw:layer="layout" draw:type="line" svg:x1="17.25cm" svg:y1="13.75cm" svg:x2="14cm" svg:y2="16.25cm" draw:start-shape="id3" draw:start-glue-point="2" draw:end-shape="id4" draw:end-glue-point="1" svg:d="M17250 13750l-3250 2500" svg:viewBox="0 0 3251 2501">
          <text:p/>
        </draw:connector>
        <draw:custom-shape draw:style-name="gr7" draw:text-style-name="P3" xml:id="id4" draw:id="id4" draw:layer="layout" svg:width="5cm" svg:height="2.5cm" svg:x="9cm" svg:y="15cm">
          <text:p text:style-name="P1">Терминал вывода данны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5.25cm" svg:height="2.5cm" svg:x="2.75cm" svg:y="4.5cm">
          <text:p text:style-name="P1">Таблица соответствий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375cm" svg:y1="10.25cm" svg:x2="5.375cm" svg:y2="7cm" draw:start-shape="id2" draw:start-glue-point="0" draw:end-shape="id5" draw:end-glue-point="2" svg:d="M5375 10250v-3250" svg:viewBox="0 0 1 3251">
          <text:p/>
        </draw:connector>
        <draw:connector draw:style-name="gr10" draw:text-style-name="P4" draw:layer="layout" draw:type="line" svg:x1="8cm" svg:y1="12.125cm" svg:x2="12.75cm" svg:y2="4.5cm" draw:start-shape="id2" draw:end-shape="id6" draw:end-glue-point="2" svg:d="M8000 12125l4750-7625" svg:viewBox="0 0 4751 7626">
          <text:p/>
        </draw:connector>
        <draw:connector draw:style-name="gr10" draw:text-style-name="P4" draw:layer="layout" draw:type="line" svg:x1="8cm" svg:y1="12.125cm" svg:x2="14cm" svg:y2="5.875cm" draw:start-shape="id2" draw:start-glue-point="1" draw:end-shape="id7" draw:end-glue-point="3" svg:d="M8000 12125l6000-6250" svg:viewBox="0 0 6001 6251">
          <text:p/>
        </draw:connector>
        <draw:connector draw:style-name="gr10" draw:text-style-name="P4" draw:layer="layout" draw:type="line" svg:x1="8cm" svg:y1="12.125cm" svg:x2="14cm" svg:y2="8.375cm" draw:start-shape="id2" draw:start-glue-point="1" draw:end-shape="id8" draw:end-glue-point="3" svg:d="M8000 12125l6000-3750" svg:viewBox="0 0 6001 3751">
          <text:p/>
        </draw:connector>
        <draw:custom-shape draw:style-name="gr11" draw:text-style-name="P6" xml:id="id6" draw:id="id6" draw:layer="layout" svg:width="5.5cm" svg:height="2.25cm" svg:x="10cm" svg:y="2.25cm">
          <text:p text:style-name="P1">Выполнение команды</text:p>
          <draw:enhanced-geometry svg:viewBox="0 0 21600 21600" draw:type="rectangle" draw:enhanced-path="M 0 0 L 21600 0 21600 21600 0 21600 0 0 Z N"/>
        </draw:custom-shape>
        <draw:custom-shape draw:style-name="gr11" draw:text-style-name="P6" xml:id="id8" draw:id="id8" draw:layer="layout" svg:width="5.5cm" svg:height="2.25cm" svg:x="14cm" svg:y="7.25cm">
          <text:p text:style-name="P1">Выполнение команды</text:p>
          <draw:enhanced-geometry svg:viewBox="0 0 21600 21600" draw:type="rectangle" draw:enhanced-path="M 0 0 L 21600 0 21600 21600 0 21600 0 0 Z N"/>
        </draw:custom-shape>
        <draw:custom-shape draw:style-name="gr11" draw:text-style-name="P6" xml:id="id7" draw:id="id7" draw:layer="layout" svg:width="5.5cm" svg:height="2.25cm" svg:x="14cm" svg:y="4.75cm">
          <text:p text:style-name="P1">Выполнение команды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2.5cm" svg:height="8.25cm" svg:x="2cm" svg:y="9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Стили_20_стрелок_20_2" draw:display-name="Стили стрелок 2" svg:viewBox="0 0 1131 754" svg:d="M566 0l-566 754 114-85 136-68 148-46 161-17 161 13 153 46 140 68 118 89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5:07:21.647791572</meta:creation-date>
    <dc:date>2024-12-10T15:48:07.286574204</dc:date>
    <meta:editing-duration>PT6M49S</meta:editing-duration>
    <meta:editing-cycles>2</meta:editing-cycles>
    <meta:generator>LibreOffice/24.2.7.2$Linux_X86_64 LibreOffice_project/420$Build-2</meta:generator>
    <meta:document-statistic meta:object-count="16"/>
  </office:meta>
</office:document-meta>
</file>